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382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8.8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9" table:default-cell-style-name="Default"/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PSP-Code</text:p>
          </table:table-cell>
          <table:table-cell office:value-type="string" calcext:value-type="string">
            <text:p>Vorgang</text:p>
          </table:table-cell>
          <table:table-cell office:value-type="string" calcext:value-type="string">
            <text:p>Dauer in Tagen</text:p>
          </table:table-cell>
          <table:table-cell office:value-type="string" calcext:value-type="string">
            <text:p>Vorgänger</text:p>
          </table:table-cell>
          <table:table-cell office:value-type="string" calcext:value-type="string">
            <text:p>AOB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0</text:p>
          </table:table-cell>
          <table:table-cell table:style-name="ce1" office:value-type="string" calcext:value-type="string">
            <text:p>Projekt Initiierung</text:p>
          </table:table-cell>
          <table:table-cell table:style-name="ce1" office:value-type="string" calcext:value-type="string">
            <text:p>0 tage</text:p>
          </table:table-cell>
          <table:table-cell table:style-name="ce1" table:number-columns-repeated="60"/>
        </table:table-row>
        <table:table-row table:style-name="ro1">
          <table:table-cell table:style-name="ce2" office:value-type="string" calcext:value-type="string">
            <text:p>INF-B</text:p>
          </table:table-cell>
          <table:table-cell table:style-name="ce2" office:value-type="string" calcext:value-type="string">
            <text:p>Projektmanagement</text:p>
          </table:table-cell>
          <table:table-cell table:style-name="ce2" office:value-type="string" calcext:value-type="string">
            <text:p>127 tage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INF-B-1</text:p>
          </table:table-cell>
          <table:table-cell office:value-type="string" calcext:value-type="string">
            <text:p>Steuerung &amp; Controlling</text:p>
          </table:table-cell>
          <table:table-cell office:value-type="string" calcext:value-type="string">
            <text:p>125 tage</text:p>
          </table:table-cell>
          <table:table-cell table:formula="of:=[.$A$3]" office:value-type="string" office:string-value="M0" calcext:value-type="string">
            <text:p>M0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B-2</text:p>
          </table:table-cell>
          <table:table-cell office:value-type="string" calcext:value-type="string">
            <text:p>Teamentwicklung </text:p>
          </table:table-cell>
          <table:table-cell office:value-type="string" calcext:value-type="string">
            <text:p>125 tage</text:p>
          </table:table-cell>
          <table:table-cell table:formula="of:=[.$A$3]" office:value-type="string" office:string-value="M0" calcext:value-type="string">
            <text:p>M0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B-3</text:p>
          </table:table-cell>
          <table:table-cell office:value-type="string" calcext:value-type="string">
            <text:p>Risiko-/ Stakeholdermanagement</text:p>
          </table:table-cell>
          <table:table-cell office:value-type="string" calcext:value-type="string">
            <text:p>125 tage</text:p>
          </table:table-cell>
          <table:table-cell table:formula="of:=[.$A$3]" office:value-type="string" office:string-value="M0" calcext:value-type="string">
            <text:p>M0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B-4</text:p>
          </table:table-cell>
          <table:table-cell office:value-type="string" calcext:value-type="string">
            <text:p>Qualitätsmanagement</text:p>
          </table:table-cell>
          <table:table-cell office:value-type="string" calcext:value-type="string">
            <text:p>125 tage</text:p>
          </table:table-cell>
          <table:table-cell table:formula="of:=[.$A$3]" office:value-type="string" office:string-value="M0" calcext:value-type="string">
            <text:p>M0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B-5</text:p>
          </table:table-cell>
          <table:table-cell office:value-type="string" calcext:value-type="string">
            <text:p>Änderungsmanagement</text:p>
          </table:table-cell>
          <table:table-cell office:value-type="string" calcext:value-type="string">
            <text:p>125 tage</text:p>
          </table:table-cell>
          <table:table-cell table:formula="of:=[.$A$3]" office:value-type="string" office:string-value="M0" calcext:value-type="string">
            <text:p>M0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B-6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125 tage</text:p>
          </table:table-cell>
          <table:table-cell table:formula="of:=[.$A$3]" office:value-type="string" office:string-value="M0" calcext:value-type="string">
            <text:p>M0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B-7</text:p>
          </table:table-cell>
          <table:table-cell office:value-type="string" calcext:value-type="string">
            <text:p>Projektabschlussmeeting</text:p>
          </table:table-cell>
          <table:table-cell office:value-type="string" calcext:value-type="string">
            <text:p>1 tag</text:p>
          </table:table-cell>
          <table:table-cell table:formula="of:=COM.MICROSOFT.TEXTJOIN(&quot;,&quot;;1;[.A5:.A10])&amp;&quot;,&quot;&amp;[.A70]" office:value-type="string" office:string-value="INF-B-1,INF-B-2,INF-B-3,INF-B-4,INF-B-5,INF-B-6,M4" calcext:value-type="string">
            <text:p>INF-B-1,INF-B-2,INF-B-3,INF-B-4,INF-B-5,INF-B-6,M4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5</text:p>
          </table:table-cell>
          <table:table-cell table:style-name="ce1" office:value-type="string" calcext:value-type="string">
            <text:p>Projektende</text:p>
          </table:table-cell>
          <table:table-cell table:style-name="ce1" office:value-type="string" calcext:value-type="string">
            <text:p>0 tage</text:p>
          </table:table-cell>
          <table:table-cell table:style-name="ce1" table:formula="of:=[.A11]" office:value-type="string" office:string-value="INF-B-7" calcext:value-type="string">
            <text:p>INF-B-7</text:p>
          </table:table-cell>
          <table:table-cell office:value-type="string" calcext:value-type="string">
            <text:p>NF</text:p>
          </table:table-cell>
          <table:table-cell table:style-name="ce1" table:number-columns-repeated="58"/>
        </table:table-row>
        <table:table-row table:style-name="ro1">
          <table:table-cell table:style-name="ce2" office:value-type="string" calcext:value-type="string">
            <text:p>INF-C</text:p>
          </table:table-cell>
          <table:table-cell table:style-name="ce2" office:value-type="string" calcext:value-type="string">
            <text:p>Pre-Alpha-Phase</text:p>
          </table:table-cell>
          <table:table-cell table:style-name="ce2" office:value-type="string" calcext:value-type="string">
            <text:p>39 tage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INF-C-1</text:p>
          </table:table-cell>
          <table:table-cell office:value-type="string" calcext:value-type="string">
            <text:p>Kick-Off-Meeting</text:p>
          </table:table-cell>
          <table:table-cell office:value-type="string" calcext:value-type="string">
            <text:p>1 tag</text:p>
          </table:table-cell>
          <table:table-cell table:formula="of:=[.A3]" office:value-type="string" office:string-value="M0" calcext:value-type="string">
            <text:p>M0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2</text:p>
          </table:table-cell>
          <table:table-cell office:value-type="string" calcext:value-type="string">
            <text:p>Scrum-Teams bilden</text:p>
          </table:table-cell>
          <table:table-cell office:value-type="string" calcext:value-type="string">
            <text:p>3 tage</text:p>
          </table:table-cell>
          <table:table-cell table:formula="of:=[.A14]" office:value-type="string" office:string-value="INF-C-1" calcext:value-type="string">
            <text:p>INF-C-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3</text:p>
          </table:table-cell>
          <table:table-cell office:value-type="string" calcext:value-type="string">
            <text:p>Sprint-Planning I</text:p>
          </table:table-cell>
          <table:table-cell office:value-type="string" calcext:value-type="string">
            <text:p>1 tag</text:p>
          </table:table-cell>
          <table:table-cell table:formula="of:=[.A15]" office:value-type="string" office:string-value="INF-C-2" calcext:value-type="string">
            <text:p>INF-C-2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4</text:p>
          </table:table-cell>
          <table:table-cell office:value-type="string" calcext:value-type="string">
            <text:p>Softwareentwicklung I</text:p>
          </table:table-cell>
          <table:table-cell office:value-type="string" calcext:value-type="string">
            <text:p>14 tage</text:p>
          </table:table-cell>
          <table:table-cell table:formula="of:=[.$A$16]" office:value-type="string" office:string-value="INF-C-3" calcext:value-type="string">
            <text:p>INF-C-3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5</text:p>
          </table:table-cell>
          <table:table-cell office:value-type="string" calcext:value-type="string">
            <text:p>Infrastrukturentwicklung I</text:p>
          </table:table-cell>
          <table:table-cell office:value-type="string" calcext:value-type="string">
            <text:p>14 tage</text:p>
          </table:table-cell>
          <table:table-cell table:formula="of:=[.$A$17]" office:value-type="string" office:string-value="INF-C-4" calcext:value-type="string">
            <text:p>INF-C-4</text:p>
          </table:table-cell>
          <table:table-cell office:value-type="string" calcext:value-type="string">
            <text:p>A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6</text:p>
          </table:table-cell>
          <table:table-cell office:value-type="string" calcext:value-type="string">
            <text:p>Testentwicklung I</text:p>
          </table:table-cell>
          <table:table-cell office:value-type="string" calcext:value-type="string">
            <text:p>14 tage</text:p>
          </table:table-cell>
          <table:table-cell table:formula="of:=[.$A$17]" office:value-type="string" office:string-value="INF-C-4" calcext:value-type="string">
            <text:p>INF-C-4</text:p>
          </table:table-cell>
          <table:table-cell office:value-type="string" calcext:value-type="string">
            <text:p>A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7</text:p>
          </table:table-cell>
          <table:table-cell office:value-type="string" calcext:value-type="string">
            <text:p>Sprint-Review I</text:p>
          </table:table-cell>
          <table:table-cell office:value-type="string" calcext:value-type="string">
            <text:p>1 tag</text:p>
          </table:table-cell>
          <table:table-cell table:formula="of:=COM.MICROSOFT.TEXTJOIN(&quot;,&quot;;1;[.A17:.A19])" office:value-type="string" office:string-value="INF-C-4,INF-C-5,INF-C-6" calcext:value-type="string">
            <text:p>INF-C-4,INF-C-5,INF-C-6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8</text:p>
          </table:table-cell>
          <table:table-cell office:value-type="string" calcext:value-type="string">
            <text:p>Sprint-Retrospective I</text:p>
          </table:table-cell>
          <table:table-cell office:value-type="string" calcext:value-type="string">
            <text:p>1 tag</text:p>
          </table:table-cell>
          <table:table-cell table:formula="of:=[.A20]" office:value-type="string" office:string-value="INF-C-7" calcext:value-type="string">
            <text:p>INF-C-7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9</text:p>
          </table:table-cell>
          <table:table-cell office:value-type="string" calcext:value-type="string">
            <text:p>Sprint-Planning II</text:p>
          </table:table-cell>
          <table:table-cell office:value-type="string" calcext:value-type="string">
            <text:p>1 tag</text:p>
          </table:table-cell>
          <table:table-cell table:formula="of:=[.A21]" office:value-type="string" office:string-value="INF-C-8" calcext:value-type="string">
            <text:p>INF-C-8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10</text:p>
          </table:table-cell>
          <table:table-cell office:value-type="string" calcext:value-type="string">
            <text:p>Softwareentwicklung II</text:p>
          </table:table-cell>
          <table:table-cell office:value-type="string" calcext:value-type="string">
            <text:p>15 tage</text:p>
          </table:table-cell>
          <table:table-cell table:formula="of:=[.$A$22]" office:value-type="string" office:string-value="INF-C-9" calcext:value-type="string">
            <text:p>INF-C-9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11</text:p>
          </table:table-cell>
          <table:table-cell office:value-type="string" calcext:value-type="string">
            <text:p>Infrastrukturentwicklung II</text:p>
          </table:table-cell>
          <table:table-cell office:value-type="string" calcext:value-type="string">
            <text:p>15 tage</text:p>
          </table:table-cell>
          <table:table-cell table:formula="of:=[.$A$23]" office:value-type="string" office:string-value="INF-C-10" calcext:value-type="string">
            <text:p>INF-C-10</text:p>
          </table:table-cell>
          <table:table-cell office:value-type="string" calcext:value-type="string">
            <text:p>A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12</text:p>
          </table:table-cell>
          <table:table-cell office:value-type="string" calcext:value-type="string">
            <text:p>Testentwicklung II</text:p>
          </table:table-cell>
          <table:table-cell office:value-type="string" calcext:value-type="string">
            <text:p>15 tage</text:p>
          </table:table-cell>
          <table:table-cell table:formula="of:=[.$A$23]" office:value-type="string" office:string-value="INF-C-10" calcext:value-type="string">
            <text:p>INF-C-10</text:p>
          </table:table-cell>
          <table:table-cell office:value-type="string" calcext:value-type="string">
            <text:p>A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13</text:p>
          </table:table-cell>
          <table:table-cell office:value-type="string" calcext:value-type="string">
            <text:p>Sprint-Review II</text:p>
          </table:table-cell>
          <table:table-cell office:value-type="string" calcext:value-type="string">
            <text:p>1 tag</text:p>
          </table:table-cell>
          <table:table-cell table:formula="of:=COM.MICROSOFT.TEXTJOIN(&quot;,&quot;;1;[.A23:.A25])" office:value-type="string" office:string-value="INF-C-10,INF-C-11,INF-C-12" calcext:value-type="string">
            <text:p>INF-C-10,INF-C-11,INF-C-12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14</text:p>
          </table:table-cell>
          <table:table-cell office:value-type="string" calcext:value-type="string">
            <text:p>Sprint-Retrospective II</text:p>
          </table:table-cell>
          <table:table-cell office:value-type="string" calcext:value-type="string">
            <text:p>1 tag</text:p>
          </table:table-cell>
          <table:table-cell table:formula="of:=[.A26]" office:value-type="string" office:string-value="INF-C-13" calcext:value-type="string">
            <text:p>INF-C-13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15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33 tage</text:p>
          </table:table-cell>
          <table:table-cell table:formula="of:=[.A27]" office:value-type="string" office:string-value="INF-C-14" calcext:value-type="string">
            <text:p>INF-C-14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16</text:p>
          </table:table-cell>
          <table:table-cell office:value-type="string" calcext:value-type="string">
            <text:p>Einbindung Kundenfeedback</text:p>
          </table:table-cell>
          <table:table-cell office:value-type="string" calcext:value-type="string">
            <text:p>37 tage</text:p>
          </table:table-cell>
          <table:table-cell table:formula="of:=[.$A$14]" office:value-type="string" office:string-value="INF-C-1" calcext:value-type="string">
            <text:p>INF-C-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C-17</text:p>
          </table:table-cell>
          <table:table-cell office:value-type="string" calcext:value-type="string">
            <text:p>Interne Dokumentation</text:p>
          </table:table-cell>
          <table:table-cell office:value-type="string" calcext:value-type="string">
            <text:p>37 tage</text:p>
          </table:table-cell>
          <table:table-cell table:formula="of:=[.$A$14]" office:value-type="string" office:string-value="INF-C-1" calcext:value-type="string">
            <text:p>INF-C-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Softwareveröffentlichung im Git-Repository</text:p>
          </table:table-cell>
          <table:table-cell table:style-name="ce1" office:value-type="string" calcext:value-type="string">
            <text:p>0 tage</text:p>
          </table:table-cell>
          <table:table-cell table:style-name="ce1" table:formula="of:=COM.MICROSOFT.TEXTJOIN(&quot;,&quot;;1;[.A27:.A30])" office:value-type="string" office:string-value="INF-C-14,INF-C-15,INF-C-16,INF-C-17" calcext:value-type="string">
            <text:p>INF-C-14,INF-C-15,INF-C-16,INF-C-17</text:p>
          </table:table-cell>
          <table:table-cell office:value-type="string" calcext:value-type="string">
            <text:p>NF</text:p>
          </table:table-cell>
          <table:table-cell table:style-name="ce1" table:number-columns-repeated="58"/>
        </table:table-row>
        <table:table-row table:style-name="ro1">
          <table:table-cell table:style-name="ce2" office:value-type="string" calcext:value-type="string">
            <text:p>INF-D</text:p>
          </table:table-cell>
          <table:table-cell table:style-name="ce2" office:value-type="string" calcext:value-type="string">
            <text:p>Alpha-Phase</text:p>
          </table:table-cell>
          <table:table-cell table:style-name="ce2" office:value-type="string" calcext:value-type="string">
            <text:p>23 tage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INF-D-1</text:p>
          </table:table-cell>
          <table:table-cell office:value-type="string" calcext:value-type="string">
            <text:p>Sprint-Planning III</text:p>
          </table:table-cell>
          <table:table-cell office:value-type="string" calcext:value-type="string">
            <text:p>1 tag</text:p>
          </table:table-cell>
          <table:table-cell table:formula="of:=[.A31]" office:value-type="string" office:string-value="M1" calcext:value-type="string">
            <text:p>M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D-2</text:p>
          </table:table-cell>
          <table:table-cell office:value-type="string" calcext:value-type="string">
            <text:p>Testentwicklung III</text:p>
          </table:table-cell>
          <table:table-cell office:value-type="string" calcext:value-type="string">
            <text:p>20 tage</text:p>
          </table:table-cell>
          <table:table-cell table:formula="of:=[.$A$33]" office:value-type="string" office:string-value="INF-D-1" calcext:value-type="string">
            <text:p>INF-D-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D-3</text:p>
          </table:table-cell>
          <table:table-cell office:value-type="string" calcext:value-type="string">
            <text:p>Softwareentwicklung III</text:p>
          </table:table-cell>
          <table:table-cell office:value-type="string" calcext:value-type="string">
            <text:p>20 tage</text:p>
          </table:table-cell>
          <table:table-cell table:formula="of:=[.$A$34]" office:value-type="string" office:string-value="INF-D-2" calcext:value-type="string">
            <text:p>INF-D-2</text:p>
          </table:table-cell>
          <table:table-cell office:value-type="string" calcext:value-type="string">
            <text:p>A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D-4</text:p>
          </table:table-cell>
          <table:table-cell office:value-type="string" calcext:value-type="string">
            <text:p>Infrastrukturentwicklung III</text:p>
          </table:table-cell>
          <table:table-cell office:value-type="string" calcext:value-type="string">
            <text:p>20 tage</text:p>
          </table:table-cell>
          <table:table-cell table:formula="of:=[.$A$34]" office:value-type="string" office:string-value="INF-D-2" calcext:value-type="string">
            <text:p>INF-D-2</text:p>
          </table:table-cell>
          <table:table-cell office:value-type="string" calcext:value-type="string">
            <text:p>A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D-5</text:p>
          </table:table-cell>
          <table:table-cell office:value-type="string" calcext:value-type="string">
            <text:p>Sprint-Review III </text:p>
          </table:table-cell>
          <table:table-cell office:value-type="string" calcext:value-type="string">
            <text:p>1 tag</text:p>
          </table:table-cell>
          <table:table-cell table:formula="of:=COM.MICROSOFT.TEXTJOIN(&quot;,&quot;;1;[.D34:.D36])" office:value-type="string" office:string-value="INF-D-1,INF-D-2,INF-D-2" calcext:value-type="string">
            <text:p>INF-D-1,INF-D-2,INF-D-2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D-6</text:p>
          </table:table-cell>
          <table:table-cell office:value-type="string" calcext:value-type="string">
            <text:p>Sprint-Retrospective III</text:p>
          </table:table-cell>
          <table:table-cell office:value-type="string" calcext:value-type="string">
            <text:p>1 tag</text:p>
          </table:table-cell>
          <table:table-cell table:formula="of:=[.A37]" office:value-type="string" office:string-value="INF-D-5" calcext:value-type="string">
            <text:p>INF-D-5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D-7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21 tage</text:p>
          </table:table-cell>
          <table:table-cell table:formula="of:=[.A33]" office:value-type="string" office:string-value="INF-D-1" calcext:value-type="string">
            <text:p>INF-D-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D-8</text:p>
          </table:table-cell>
          <table:table-cell office:value-type="string" calcext:value-type="string">
            <text:p>Einbindung Kundenfeedback</text:p>
          </table:table-cell>
          <table:table-cell office:value-type="string" calcext:value-type="string">
            <text:p>22 tage</text:p>
          </table:table-cell>
          <table:table-cell table:formula="of:=[.$A$31]" office:value-type="string" office:string-value="M1" calcext:value-type="string">
            <text:p>M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D-9</text:p>
          </table:table-cell>
          <table:table-cell office:value-type="string" calcext:value-type="string">
            <text:p>Interne Dokumentation</text:p>
          </table:table-cell>
          <table:table-cell office:value-type="string" calcext:value-type="string">
            <text:p>22 tage</text:p>
          </table:table-cell>
          <table:table-cell table:formula="of:=[.$A$31]" office:value-type="string" office:string-value="M1" calcext:value-type="string">
            <text:p>M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Softwareveröffentlichung auf dem Entwicklungsserver</text:p>
          </table:table-cell>
          <table:table-cell table:style-name="ce1" office:value-type="string" calcext:value-type="string">
            <text:p>0 tage</text:p>
          </table:table-cell>
          <table:table-cell table:style-name="ce1" table:formula="of:=COM.MICROSOFT.TEXTJOIN(&quot;,&quot;;1;[.A38:.A41])" office:value-type="string" office:string-value="INF-D-6,INF-D-7,INF-D-8,INF-D-9" calcext:value-type="string">
            <text:p>INF-D-6,INF-D-7,INF-D-8,INF-D-9</text:p>
          </table:table-cell>
          <table:table-cell office:value-type="string" calcext:value-type="string">
            <text:p>NF</text:p>
          </table:table-cell>
          <table:table-cell table:style-name="ce1" table:number-columns-repeated="58"/>
        </table:table-row>
        <table:table-row table:style-name="ro1">
          <table:table-cell table:style-name="ce2" office:value-type="string" calcext:value-type="string">
            <text:p>INF-E</text:p>
          </table:table-cell>
          <table:table-cell table:style-name="ce2" office:value-type="string" calcext:value-type="string">
            <text:p>Beta-Phase</text:p>
          </table:table-cell>
          <table:table-cell table:style-name="ce2" office:value-type="string" calcext:value-type="string">
            <text:p>22 tage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INF-E-1</text:p>
          </table:table-cell>
          <table:table-cell office:value-type="string" calcext:value-type="string">
            <text:p>Sprint-Planning IV</text:p>
          </table:table-cell>
          <table:table-cell office:value-type="string" calcext:value-type="string">
            <text:p>1 tag</text:p>
          </table:table-cell>
          <table:table-cell table:formula="of:=[.A42]" office:value-type="string" office:string-value="M2" calcext:value-type="string">
            <text:p>M2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E-2</text:p>
          </table:table-cell>
          <table:table-cell office:value-type="string" calcext:value-type="string">
            <text:p>Testentwicklung IV</text:p>
          </table:table-cell>
          <table:table-cell office:value-type="string" calcext:value-type="string">
            <text:p>19 tage</text:p>
          </table:table-cell>
          <table:table-cell table:formula="of:=[.$A$44]" office:value-type="string" office:string-value="INF-E-1" calcext:value-type="string">
            <text:p>INF-E-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E-3</text:p>
          </table:table-cell>
          <table:table-cell office:value-type="string" calcext:value-type="string">
            <text:p>Softwareentwicklung IV</text:p>
          </table:table-cell>
          <table:table-cell office:value-type="string" calcext:value-type="string">
            <text:p>19 tage</text:p>
          </table:table-cell>
          <table:table-cell table:formula="of:=[.$A$45]" office:value-type="string" office:string-value="INF-E-2" calcext:value-type="string">
            <text:p>INF-E-2</text:p>
          </table:table-cell>
          <table:table-cell office:value-type="string" calcext:value-type="string">
            <text:p>A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E-4</text:p>
          </table:table-cell>
          <table:table-cell office:value-type="string" calcext:value-type="string">
            <text:p>Infrastrukturentwicklung IV</text:p>
          </table:table-cell>
          <table:table-cell office:value-type="string" calcext:value-type="string">
            <text:p>19 tage</text:p>
          </table:table-cell>
          <table:table-cell table:formula="of:=[.$A$45]" office:value-type="string" office:string-value="INF-E-2" calcext:value-type="string">
            <text:p>INF-E-2</text:p>
          </table:table-cell>
          <table:table-cell office:value-type="string" calcext:value-type="string">
            <text:p>A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E-5</text:p>
          </table:table-cell>
          <table:table-cell office:value-type="string" calcext:value-type="string">
            <text:p>Sprint-Review IV</text:p>
          </table:table-cell>
          <table:table-cell office:value-type="string" calcext:value-type="string">
            <text:p>1 tag</text:p>
          </table:table-cell>
          <table:table-cell table:formula="of:=COM.MICROSOFT.TEXTJOIN(&quot;,&quot;;1;[.A45:.A47])" office:value-type="string" office:string-value="INF-E-2,INF-E-3,INF-E-4" calcext:value-type="string">
            <text:p>INF-E-2,INF-E-3,INF-E-4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E-6</text:p>
          </table:table-cell>
          <table:table-cell office:value-type="string" calcext:value-type="string">
            <text:p>Sprint-Retrospective IV</text:p>
          </table:table-cell>
          <table:table-cell office:value-type="string" calcext:value-type="string">
            <text:p>1 tag</text:p>
          </table:table-cell>
          <table:table-cell table:formula="of:=[.A48]" office:value-type="string" office:string-value="INF-E-5" calcext:value-type="string">
            <text:p>INF-E-5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E-7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20 tage</text:p>
          </table:table-cell>
          <table:table-cell table:formula="of:=[.A44]" office:value-type="string" office:string-value="INF-E-1" calcext:value-type="string">
            <text:p>INF-E-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E-8</text:p>
          </table:table-cell>
          <table:table-cell office:value-type="string" calcext:value-type="string">
            <text:p>Einbindung Kundenfeedback</text:p>
          </table:table-cell>
          <table:table-cell office:value-type="string" calcext:value-type="string">
            <text:p>21 tage</text:p>
          </table:table-cell>
          <table:table-cell table:formula="of:=[.$A$42]" office:value-type="string" office:string-value="M2" calcext:value-type="string">
            <text:p>M2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E-9</text:p>
          </table:table-cell>
          <table:table-cell office:value-type="string" calcext:value-type="string">
            <text:p>Interne Dokumentation</text:p>
          </table:table-cell>
          <table:table-cell office:value-type="string" calcext:value-type="string">
            <text:p>21 tage</text:p>
          </table:table-cell>
          <table:table-cell table:formula="of:=[.$A$42]" office:value-type="string" office:string-value="M2" calcext:value-type="string">
            <text:p>M2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3</text:p>
          </table:table-cell>
          <table:table-cell table:style-name="ce1" office:value-type="string" calcext:value-type="string">
            <text:p>Softwareveröffentlichung auf dem Produktivserver</text:p>
          </table:table-cell>
          <table:table-cell table:style-name="ce1" office:value-type="string" calcext:value-type="string">
            <text:p>0 tage</text:p>
          </table:table-cell>
          <table:table-cell table:style-name="ce1" table:formula="of:=COM.MICROSOFT.TEXTJOIN(&quot;,&quot;;1;[.A49:.A52])" office:value-type="string" office:string-value="INF-E-6,INF-E-7,INF-E-8,INF-E-9" calcext:value-type="string">
            <text:p>INF-E-6,INF-E-7,INF-E-8,INF-E-9</text:p>
          </table:table-cell>
          <table:table-cell office:value-type="string" calcext:value-type="string">
            <text:p>NF</text:p>
          </table:table-cell>
          <table:table-cell table:style-name="ce1" table:number-columns-repeated="58"/>
        </table:table-row>
        <table:table-row table:style-name="ro1">
          <table:table-cell table:style-name="ce2" office:value-type="string" calcext:value-type="string">
            <text:p>INF-F</text:p>
          </table:table-cell>
          <table:table-cell table:style-name="ce2" office:value-type="string" calcext:value-type="string">
            <text:p>Continuous-Beta-Phase</text:p>
          </table:table-cell>
          <table:table-cell table:style-name="ce2" office:value-type="string" calcext:value-type="string">
            <text:p>42 tage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INF-F-1</text:p>
          </table:table-cell>
          <table:table-cell office:value-type="string" calcext:value-type="string">
            <text:p>Sprint-Planning V</text:p>
          </table:table-cell>
          <table:table-cell office:value-type="string" calcext:value-type="string">
            <text:p>1 tag</text:p>
          </table:table-cell>
          <table:table-cell table:formula="of:=[.A53]" office:value-type="string" office:string-value="M3" calcext:value-type="string">
            <text:p>M3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2</text:p>
          </table:table-cell>
          <table:table-cell office:value-type="string" calcext:value-type="string">
            <text:p>Testentwicklung V</text:p>
          </table:table-cell>
          <table:table-cell office:value-type="string" calcext:value-type="string">
            <text:p>17 tage</text:p>
          </table:table-cell>
          <table:table-cell table:formula="of:=[.$A$55]" office:value-type="string" office:string-value="INF-F-1" calcext:value-type="string">
            <text:p>INF-F-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3</text:p>
          </table:table-cell>
          <table:table-cell office:value-type="string" calcext:value-type="string">
            <text:p>Softwareemtwicklung V</text:p>
          </table:table-cell>
          <table:table-cell office:value-type="string" calcext:value-type="string">
            <text:p>17 tage</text:p>
          </table:table-cell>
          <table:table-cell table:formula="of:=[.$A$55]" office:value-type="string" office:string-value="INF-F-1" calcext:value-type="string">
            <text:p>INF-F-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4</text:p>
          </table:table-cell>
          <table:table-cell office:value-type="string" calcext:value-type="string">
            <text:p>Infrastrukturentwicklung V</text:p>
          </table:table-cell>
          <table:table-cell office:value-type="string" calcext:value-type="string">
            <text:p>17 tage</text:p>
          </table:table-cell>
          <table:table-cell table:formula="of:=[.$A$55]" office:value-type="string" office:string-value="INF-F-1" calcext:value-type="string">
            <text:p>INF-F-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5</text:p>
          </table:table-cell>
          <table:table-cell office:value-type="string" calcext:value-type="string">
            <text:p>Sprint-Review V</text:p>
          </table:table-cell>
          <table:table-cell office:value-type="string" calcext:value-type="string">
            <text:p>1 tag</text:p>
          </table:table-cell>
          <table:table-cell table:formula="of:=COM.MICROSOFT.TEXTJOIN(&quot;,&quot;;1;[.A56:.A58])" office:value-type="string" office:string-value="INF-F-2,INF-F-3,INF-F-4" calcext:value-type="string">
            <text:p>INF-F-2,INF-F-3,INF-F-4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6</text:p>
          </table:table-cell>
          <table:table-cell office:value-type="string" calcext:value-type="string">
            <text:p>Sprint-Retrospective V</text:p>
          </table:table-cell>
          <table:table-cell office:value-type="string" calcext:value-type="string">
            <text:p>1 tag</text:p>
          </table:table-cell>
          <table:table-cell table:formula="of:=[.A58]" office:value-type="string" office:string-value="INF-F-4" calcext:value-type="string">
            <text:p>INF-F-4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7</text:p>
          </table:table-cell>
          <table:table-cell office:value-type="string" calcext:value-type="string">
            <text:p>Sprint-Planning VI</text:p>
          </table:table-cell>
          <table:table-cell office:value-type="string" calcext:value-type="string">
            <text:p>1 tag</text:p>
          </table:table-cell>
          <table:table-cell table:formula="of:=[.A59]" office:value-type="string" office:string-value="INF-F-5" calcext:value-type="string">
            <text:p>INF-F-5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8</text:p>
          </table:table-cell>
          <table:table-cell office:value-type="string" calcext:value-type="string">
            <text:p>Testentwicklung VI</text:p>
          </table:table-cell>
          <table:table-cell office:value-type="string" calcext:value-type="string">
            <text:p>19 tage</text:p>
          </table:table-cell>
          <table:table-cell table:formula="of:=[.$A$61]" office:value-type="string" office:string-value="INF-F-7" calcext:value-type="string">
            <text:p>INF-F-7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9</text:p>
          </table:table-cell>
          <table:table-cell office:value-type="string" calcext:value-type="string">
            <text:p>Softwareentwicklung VI</text:p>
          </table:table-cell>
          <table:table-cell office:value-type="string" calcext:value-type="string">
            <text:p>19 tage</text:p>
          </table:table-cell>
          <table:table-cell table:formula="of:=[.$A$62]" office:value-type="string" office:string-value="INF-F-8" calcext:value-type="string">
            <text:p>INF-F-8</text:p>
          </table:table-cell>
          <table:table-cell office:value-type="string" calcext:value-type="string">
            <text:p>A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10</text:p>
          </table:table-cell>
          <table:table-cell office:value-type="string" calcext:value-type="string">
            <text:p>Infrastrukturentwicklung VI</text:p>
          </table:table-cell>
          <table:table-cell office:value-type="string" calcext:value-type="string">
            <text:p>19 tage</text:p>
          </table:table-cell>
          <table:table-cell table:formula="of:=[.$A$62]" office:value-type="string" office:string-value="INF-F-8" calcext:value-type="string">
            <text:p>INF-F-8</text:p>
          </table:table-cell>
          <table:table-cell office:value-type="string" calcext:value-type="string">
            <text:p>A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11</text:p>
          </table:table-cell>
          <table:table-cell office:value-type="string" calcext:value-type="string">
            <text:p>Sprint-Review VI</text:p>
          </table:table-cell>
          <table:table-cell office:value-type="string" calcext:value-type="string">
            <text:p>1 tag</text:p>
          </table:table-cell>
          <table:table-cell table:formula="of:=COM.MICROSOFT.TEXTJOIN(&quot;,&quot;;1;[.A62:.A64])" office:value-type="string" office:string-value="INF-F-8,INF-F-9,INF-F-10" calcext:value-type="string">
            <text:p>INF-F-8,INF-F-9,INF-F-10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12</text:p>
          </table:table-cell>
          <table:table-cell office:value-type="string" calcext:value-type="string">
            <text:p>Sprint-Retrospective VI</text:p>
          </table:table-cell>
          <table:table-cell office:value-type="string" calcext:value-type="string">
            <text:p>1 tag</text:p>
          </table:table-cell>
          <table:table-cell table:formula="of:=[.A64]" office:value-type="string" office:string-value="INF-F-10" calcext:value-type="string">
            <text:p>INF-F-10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13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40 tage</text:p>
          </table:table-cell>
          <table:table-cell table:formula="of:=[.A55]" office:value-type="string" office:string-value="INF-F-1" calcext:value-type="string">
            <text:p>INF-F-1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14</text:p>
          </table:table-cell>
          <table:table-cell office:value-type="string" calcext:value-type="string">
            <text:p>Einbindung Kundenfeedback</text:p>
          </table:table-cell>
          <table:table-cell office:value-type="string" calcext:value-type="string">
            <text:p>41 tage</text:p>
          </table:table-cell>
          <table:table-cell table:formula="of:=[.$A$53]" office:value-type="string" office:string-value="M3" calcext:value-type="string">
            <text:p>M3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-F-15</text:p>
          </table:table-cell>
          <table:table-cell office:value-type="string" calcext:value-type="string">
            <text:p>Interne Dokumentation</text:p>
          </table:table-cell>
          <table:table-cell office:value-type="string" calcext:value-type="string">
            <text:p>41 tage</text:p>
          </table:table-cell>
          <table:table-cell table:formula="of:=[.$A$53]" office:value-type="string" office:string-value="M3" calcext:value-type="string">
            <text:p>M3</text:p>
          </table:table-cell>
          <table:table-cell office:value-type="string" calcext:value-type="string">
            <text:p>NF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4</text:p>
          </table:table-cell>
          <table:table-cell table:style-name="ce1" office:value-type="string" calcext:value-type="string">
            <text:p>Continuous-Beta-Release-Veröffentlichung auf dem Produktivserver</text:p>
          </table:table-cell>
          <table:table-cell table:style-name="ce1" office:value-type="string" calcext:value-type="string">
            <text:p>0 tage</text:p>
          </table:table-cell>
          <table:table-cell table:style-name="ce1" table:formula="of:=COM.MICROSOFT.TEXTJOIN(&quot;,&quot;;1;[.A66:.A69])" office:value-type="string" office:string-value="INF-F-12,INF-F-13,INF-F-14,INF-F-15" calcext:value-type="string">
            <text:p>INF-F-12,INF-F-13,INF-F-14,INF-F-15</text:p>
          </table:table-cell>
          <table:table-cell office:value-type="string" calcext:value-type="string">
            <text:p>NF</text:p>
          </table:table-cell>
          <table:table-cell table:style-name="ce1"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 style:data-style-name="N2" text:time-value="10:53:24.053443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6:12:59.396517498</meta:creation-date>
    <dc:date>2020-06-24T11:00:57.774663659</dc:date>
    <meta:editing-duration>PT1H32M48S</meta:editing-duration>
    <meta:editing-cycles>9</meta:editing-cycles>
    <meta:generator>LibreOffice/6.4.4.2$Linux_X86_64 LibreOffice_project/40$Build-2</meta:generator>
    <meta:print-date>2020-06-19T10:03:33.953390726</meta:print-date>
    <meta:document-statistic meta:table-count="1" meta:cell-count="333" meta:object-count="0"/>
  </office:meta>
</office:document-meta>
</file>